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MingLiU" svg:font-family="MingLiU"/>
    <style:font-face style:name="SansSerif" svg:font-family="SansSerif"/>
    <style:font-face style:name="Tahoma1" svg:font-family="Tahoma"/>
    <style:font-face style:name="MingLiU1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automatic-styles>
    <style:style style:name="Table1" style:family="table">
      <style:table-properties style:width="26.09cm" table:align="margins"/>
    </style:style>
    <style:style style:name="Table1.A" style:family="table-column">
      <style:table-column-properties style:column-width="13.04cm" style:rel-column-width="32756*"/>
    </style:style>
    <style:style style:name="Table1.B" style:family="table-column">
      <style:table-column-properties style:column-width="13.049cm" style:rel-column-width="32779*"/>
    </style:style>
    <style:style style:name="Table1.A1" style:family="table-cell">
      <style:table-cell-properties fo:padding="0.097cm" fo:border-left="0.035cm solid #000000" fo:border-right="0.035cm solid #000000" fo:border-top="0.035cm solid #000000" fo:border-bottom="0.002cm solid #000000"/>
    </style:style>
    <style:style style:name="Table1.A2" style:family="table-cell">
      <style:table-cell-properties fo:padding="0.097cm" fo:border-left="0.035cm solid #000000" fo:border-right="none" fo:border-top="0.035cm solid #000000" fo:border-bottom="0.002cm solid #000000"/>
    </style:style>
    <style:style style:name="Table1.A3" style:family="table-cell">
      <style:table-cell-properties fo:padding="0.097cm" fo:border-left="0.035cm solid #000000" fo:border-right="none" fo:border-top="0.035cm solid #000000" fo:border-bottom="0.035cm solid #000000"/>
    </style:style>
    <style:style style:name="Table1.B3" style:family="table-cell">
      <style:table-cell-properties fo:padding="0.097cm" fo:border="0.035cm solid #000000"/>
    </style:style>
    <style:style style:name="Table1.A4" style:family="table-cell">
      <style:table-cell-properties fo:padding="0.097cm" fo:border-left="0.035cm solid #000000" fo:border-right="none" fo:border-top="none" fo:border-bottom="0.035cm solid #000000"/>
    </style:style>
    <style:style style:name="Table1.B4" style:family="table-cell">
      <style:table-cell-properties fo:padding="0.097cm" fo:border-left="0.035cm solid #000000" fo:border-right="0.035cm solid #000000" fo:border-top="none" fo:border-bottom="0.035cm solid #000000"/>
    </style:style>
    <style:style style:name="Table2" style:family="table">
      <style:table-properties style:width="12.845cm" table:align="margins"/>
    </style:style>
    <style:style style:name="Table2.A" style:family="table-column">
      <style:table-column-properties style:column-width="12.845cm" style:rel-column-width="65535*"/>
    </style:style>
    <style:style style:name="Table2.A1" style:family="table-cell">
      <style:table-cell-properties fo:padding="0.097cm" fo:border="0.002cm solid #000000"/>
    </style:style>
    <style:style style:name="Table3" style:family="table">
      <style:table-properties style:width="12.651cm" table:align="margins"/>
    </style:style>
    <style:style style:name="Table3.A" style:family="table-column">
      <style:table-column-properties style:column-width="12.651cm" style:rel-column-width="65535*"/>
    </style:style>
    <style:style style:name="Table3.A1" style:family="table-cell">
      <style:table-cell-properties fo:padding="0.097cm" fo:border="0.002cm solid #000000"/>
    </style:style>
    <style:style style:name="Table6" style:family="table">
      <style:table-properties style:width="12.857cm" table:align="margins"/>
    </style:style>
    <style:style style:name="Table6.A" style:family="table-column">
      <style:table-column-properties style:column-width="12.857cm" style:rel-column-width="65535*"/>
    </style:style>
    <style:style style:name="Table6.A1" style:family="table-cell">
      <style:table-cell-properties fo:padding="0.097cm" fo:border="0.002cm solid #000000"/>
    </style:style>
    <style:style style:name="Table7" style:family="table">
      <style:table-properties style:width="12.663cm" table:align="margins"/>
    </style:style>
    <style:style style:name="Table7.A" style:family="table-column">
      <style:table-column-properties style:column-width="12.663cm" style:rel-column-width="65535*"/>
    </style:style>
    <style:style style:name="Table7.A1" style:family="table-cell">
      <style:table-cell-properties fo:padding="0.097cm" fo:border="0.002cm solid #000000"/>
    </style:style>
    <style:style style:name="Table4" style:family="table">
      <style:table-properties style:width="12.845cm" table:align="margins"/>
    </style:style>
    <style:style style:name="Table4.A" style:family="table-column">
      <style:table-column-properties style:column-width="12.845cm" style:rel-column-width="65535*"/>
    </style:style>
    <style:style style:name="Table4.A1" style:family="table-cell">
      <style:table-cell-properties fo:padding="0.097cm" fo:border="0.002cm solid #000000"/>
    </style:style>
    <style:style style:name="Table5" style:family="table">
      <style:table-properties style:width="12.651cm" table:align="margins"/>
    </style:style>
    <style:style style:name="Table5.A" style:family="table-column">
      <style:table-column-properties style:column-width="12.651cm" style:rel-column-width="65535*"/>
    </style:style>
    <style:style style:name="Table5.A1" style:family="table-cell">
      <style:table-cell-properties fo:padding="0.097cm" fo:border="0.002cm solid #000000"/>
    </style:style>
    <style:style style:name="Table8" style:family="table">
      <style:table-properties style:width="12.857cm" table:align="margins"/>
    </style:style>
    <style:style style:name="Table8.A" style:family="table-column">
      <style:table-column-properties style:column-width="12.857cm" style:rel-column-width="65535*"/>
    </style:style>
    <style:style style:name="Table8.A1" style:family="table-cell">
      <style:table-cell-properties fo:padding="0.097cm" fo:border="0.002cm solid #000000"/>
    </style:style>
    <style:style style:name="Table9" style:family="table">
      <style:table-properties style:width="12.663cm" table:align="margins"/>
    </style:style>
    <style:style style:name="Table9.A" style:family="table-column">
      <style:table-column-properties style:column-width="12.663cm" style:rel-column-width="65535*"/>
    </style:style>
    <style:style style:name="Table9.A1" style:family="table-cell">
      <style:table-cell-properties fo:padding="0.097cm" fo:border="0.002cm solid #000000"/>
    </style:style>
    <style:style style:name="P1" style:family="paragraph" style:parent-style-name="Table_20_Heading">
      <style:paragraph-properties>
        <style:tab-stops>
          <style:tab-stop style:position="14.367cm"/>
        </style:tab-stops>
      </style:paragraph-properties>
      <style:text-properties fo:color="#000000" fo:font-size="16pt" fo:font-style="italic" fo:background-color="transparent" style:font-size-asian="16pt" style:font-style-asian="italic" style:font-size-complex="16pt" style:font-style-complex="italic"/>
    </style:style>
    <style:style style:name="P2" style:family="paragraph" style:parent-style-name="Table_20_Contents">
      <style:paragraph-properties fo:text-align="center" style:justify-single-word="false"/>
      <style:text-properties fo:color="#000000" style:font-name="Trebuchet MS" fo:font-size="14pt" fo:background-color="transparen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新細明體" fo:font-size="14pt" fo:letter-spacing="normal" fo:background-color="transparent" style:font-name-asian="新細明體" style:font-size-asian="14pt" style:language-asian="zh" style:country-asian="TW" style:font-size-complex="14pt"/>
    </style:style>
    <style:style style:name="P4" style:family="paragraph" style:parent-style-name="Table_20_Contents">
      <style:paragraph-properties fo:text-align="center" style:justify-single-word="false"/>
      <style:text-properties fo:color="#00ae00" style:font-name="Trebuchet MS" fo:font-size="14pt" fo:letter-spacing="normal" fo:background-color="#00ffff" style:font-name-asian="新細明體" style:font-size-asian="14pt" style:language-asian="zh" style:country-asian="TW" style:font-size-complex="14pt"/>
    </style:style>
    <style:style style:name="P5" style:family="paragraph" style:parent-style-name="Standard">
      <style:text-properties fo:color="#000000" style:font-name="Trebuchet MS" fo:font-size="14pt" fo:background-color="transparent" style:font-size-asian="14pt" style:font-size-complex="14pt"/>
    </style:style>
    <style:style style:name="P6" style:family="paragraph" style:parent-style-name="Standard">
      <style:text-properties fo:color="#000000" style:font-name="Trebuchet MS" fo:font-size="14pt" style:font-size-asian="14pt" style:font-size-complex="14pt"/>
    </style:style>
    <style:style style:name="P7" style:family="paragraph" style:parent-style-name="Standard">
      <style:text-properties fo:color="#000000" style:font-name="Trebuchet MS" fo:font-size="14pt" fo:background-color="transparent" style:font-name-asian="SansSerif" style:font-size-asian="14pt" style:font-name-complex="SansSerif" style:font-size-complex="14pt"/>
    </style:style>
    <style:style style:name="P8" style:family="paragraph" style:parent-style-name="Standard">
      <style:text-properties fo:color="#000000" style:font-name="新細明體" fo:font-size="14pt" fo:letter-spacing="normal" fo:background-color="transparent" style:font-name-asian="新細明體" style:font-size-asian="14pt" style:language-asian="zh" style:country-asian="TW" style:font-size-complex="14pt"/>
    </style:style>
    <style:style style:name="P9" style:family="paragraph" style:parent-style-name="Standard">
      <style:paragraph-properties style:text-autospace="none"/>
      <style:text-properties fo:color="#000000" style:font-name="Trebuchet MS" fo:font-size="14pt" style:font-name-asian="SansSerif" style:font-size-asian="14pt" style:font-name-complex="SansSerif" style:font-size-complex="14pt"/>
    </style:style>
    <style:style style:name="P10" style:family="paragraph" style:parent-style-name="Standard">
      <style:text-properties fo:color="#000000" style:font-name="新細明體" fo:font-size="14pt" fo:letter-spacing="normal" style:font-name-asian="新細明體" style:font-size-asian="14pt" style:font-size-complex="14pt"/>
    </style:style>
    <style:style style:name="P11" style:family="paragraph" style:parent-style-name="Standard">
      <style:paragraph-properties style:text-autospace="none"/>
      <style:text-properties fo:color="#000000" style:font-name="新細明體" fo:font-size="14pt" fo:letter-spacing="normal" style:font-name-asian="新細明體" style:font-size-asian="14pt" style:language-asian="zh" style:country-asian="TW" style:font-name-complex="SansSerif" style:font-size-complex="14pt"/>
    </style:style>
    <style:style style:name="P12" style:family="paragraph" style:parent-style-name="Standard">
      <style:text-properties fo:color="#000000" style:font-name="新細明體" fo:font-size="14pt" fo:letter-spacing="normal" fo:background-color="transparent" style:font-name-asian="新細明體" style:font-size-asian="14pt" style:font-size-complex="14pt"/>
    </style:style>
    <style:style style:name="P13" style:family="paragraph" style:parent-style-name="Standard">
      <style:text-properties fo:color="#000000" style:font-name="新細明體" fo:font-size="14pt" fo:letter-spacing="normal" fo:background-color="transparent" style:font-name-asian="新細明體" style:font-size-asian="14pt" style:language-asian="zh" style:country-asian="TW" style:font-name-complex="SansSerif" style:font-size-complex="14pt"/>
    </style:style>
    <style:style style:name="P14" style:family="paragraph" style:parent-style-name="Standard">
      <style:text-properties fo:color="#000000" style:font-name="新細明體" fo:font-size="14pt" fo:letter-spacing="normal" fo:background-color="#00ffff" style:font-name-asian="新細明體" style:font-size-asian="14pt" style:font-size-complex="14pt"/>
    </style:style>
    <style:style style:name="P15" style:family="paragraph" style:parent-style-name="Standard">
      <style:paragraph-properties style:text-autospace="none"/>
      <style:text-properties fo:color="#000000" style:font-name="新細明體" fo:font-size="14pt" fo:letter-spacing="normal" fo:background-color="#00ffff" style:font-name-asian="新細明體" style:font-size-asian="14pt" style:language-asian="zh" style:country-asian="TW" style:font-name-complex="SansSerif" style:font-size-complex="14pt"/>
    </style:style>
    <style:style style:name="P16" style:family="paragraph" style:parent-style-name="Standard">
      <style:text-properties fo:color="#b3b3b3" style:font-name="Trebuchet MS" fo:font-size="14pt" fo:background-color="transparent" style:font-name-asian="SansSerif" style:font-size-asian="14pt" style:font-name-complex="SansSerif" style:font-size-complex="14pt"/>
    </style:style>
    <style:style style:name="P17" style:family="paragraph" style:parent-style-name="Table_20_Contents">
      <style:text-properties fo:color="#000000" style:font-name="Trebuchet MS" fo:font-size="14pt" style:font-size-asian="14pt" style:font-size-complex="14pt"/>
    </style:style>
    <style:style style:name="P18" style:family="paragraph" style:parent-style-name="Table_20_Contents">
      <style:text-properties fo:color="#b3b3b3" style:font-name="Trebuchet MS" fo:font-size="14pt" style:font-size-asian="14pt" style:font-size-complex="14pt"/>
    </style:style>
    <style:style style:name="P19" style:family="paragraph" style:parent-style-name="Standard">
      <style:text-properties fo:color="#000000" style:font-name="Trebuchet MS" fo:font-size="14pt" style:font-name-asian="SansSerif" style:font-size-asian="14pt" style:font-name-complex="SansSerif" style:font-size-complex="14pt"/>
    </style:style>
    <style:style style:name="P20" style:family="paragraph" style:parent-style-name="Standard">
      <style:text-properties fo:color="#000000" style:font-name="新細明體" fo:font-size="14pt" fo:letter-spacing="normal" fo:background-color="#ffff00" style:font-name-asian="新細明體" style:font-size-asian="14pt" style:language-asian="zh" style:country-asian="TW" style:font-name-complex="SansSerif" style:font-size-complex="14pt"/>
    </style:style>
    <style:style style:name="P21" style:family="paragraph" style:parent-style-name="Standard">
      <style:text-properties fo:color="#00ae00" style:font-name="Trebuchet MS" fo:font-size="14pt" fo:letter-spacing="normal" fo:background-color="transparent" style:font-name-asian="新細明體" style:font-size-asian="14pt" style:language-asian="zh" style:country-asian="TW" style:font-name-complex="SansSerif" style:font-size-complex="14pt"/>
    </style:style>
    <style:style style:name="P22" style:family="paragraph" style:parent-style-name="Standard">
      <style:text-properties fo:color="#ff0000" style:font-name="Trebuchet MS" fo:font-size="14pt" fo:letter-spacing="normal" fo:background-color="transparent" style:font-name-asian="新細明體" style:font-size-asian="14pt" style:language-asian="zh" style:country-asian="TW" style:font-name-complex="SansSerif" style:font-size-complex="14pt"/>
    </style:style>
    <style:style style:name="P23" style:family="paragraph" style:parent-style-name="Standard">
      <style:text-properties fo:color="#b3b3b3" style:font-name="新細明體" fo:font-size="14pt" fo:letter-spacing="normal" fo:background-color="transparent" style:font-name-asian="新細明體" style:font-size-asian="14pt" style:language-asian="zh" style:country-asian="TW" style:font-name-complex="SansSerif" style:font-size-complex="14pt"/>
    </style:style>
    <style:style style:name="P24" style:family="paragraph" style:parent-style-name="Table_20_Contents">
      <style:text-properties fo:color="#000000" style:font-name="新細明體" fo:font-size="14pt" fo:letter-spacing="normal" style:font-name-asian="新細明體" style:font-size-asian="14pt" style:language-asian="zh" style:country-asian="TW" style:font-size-complex="14pt"/>
    </style:style>
    <style:style style:name="P25" style:family="paragraph" style:parent-style-name="Table_20_Contents">
      <style:text-properties fo:color="#000000" style:font-name="新細明體" fo:font-size="14pt" fo:letter-spacing="normal" style:font-name-asian="新細明體" style:font-size-asian="14pt" style:font-size-complex="14pt"/>
    </style:style>
    <style:style style:name="P26" style:family="paragraph" style:parent-style-name="Table_20_Contents">
      <style:text-properties fo:color="#000000" style:font-name="新細明體" fo:font-size="14pt" fo:letter-spacing="normal" style:font-name-asian="新細明體" style:font-size-asian="14pt" style:language-asian="zh" style:country-asian="TW" style:font-name-complex="SansSerif" style:font-size-complex="14pt"/>
    </style:style>
    <style:style style:name="P27" style:family="paragraph" style:parent-style-name="Table_20_Contents">
      <style:text-properties fo:color="#b3b3b3" style:font-name="新細明體" fo:font-size="14pt" fo:letter-spacing="normal" style:font-name-asian="新細明體" style:font-size-asian="14pt" style:font-size-complex="14pt"/>
    </style:style>
    <style:style style:name="P28" style:family="paragraph" style:parent-style-name="Standard">
      <style:text-properties fo:color="#000000" style:font-name="新細明體" fo:font-size="14pt" fo:letter-spacing="normal" style:font-name-asian="新細明體" style:font-size-asian="14pt" style:language-asian="zh" style:country-asian="TW" style:font-name-complex="SansSerif" style:font-size-complex="14pt"/>
    </style:style>
    <style:style style:name="P29" style:family="paragraph" style:parent-style-name="Standard">
      <style:text-properties fo:color="#000000" style:font-name="新細明體" fo:font-size="14pt" fo:letter-spacing="normal" fo:background-color="transparent" style:font-name-asian="新細明體" style:font-size-asian="14pt" style:font-name-complex="SansSerif" style:font-size-complex="14pt"/>
    </style:style>
    <style:style style:name="P30" style:family="paragraph" style:parent-style-name="Standard">
      <style:paragraph-properties style:text-autospace="none"/>
      <style:text-properties fo:color="#000000" style:font-name="新細明體" fo:font-size="14pt" fo:letter-spacing="normal" fo:background-color="transparent" style:font-name-asian="新細明體" style:font-size-asian="14pt" style:language-asian="zh" style:country-asian="TW" style:font-name-complex="SansSerif" style:font-size-complex="14pt"/>
    </style:style>
    <style:style style:name="P31" style:family="paragraph" style:parent-style-name="Standard">
      <style:paragraph-properties style:text-autospace="none"/>
      <style:text-properties fo:color="#000000" style:font-name="Trebuchet MS" fo:font-size="14pt" style:font-size-asian="14pt" style:font-size-complex="14pt"/>
    </style:style>
    <style:style style:name="P32" style:family="paragraph" style:parent-style-name="Standard">
      <style:paragraph-properties style:text-autospace="none"/>
      <style:text-properties fo:color="#000000" style:font-name="新細明體" fo:font-size="14pt" fo:letter-spacing="normal" style:font-name-asian="新細明體" style:font-size-asian="14pt" style:font-name-complex="SansSerif" style:font-size-complex="14pt"/>
    </style:style>
    <style:style style:name="P33" style:family="paragraph" style:parent-style-name="Standard">
      <style:paragraph-properties style:text-autospace="none"/>
      <style:text-properties fo:color="#b3b3b3" style:font-name="Trebuchet MS" fo:font-size="14pt" style:font-name-asian="SansSerif" style:font-size-asian="14pt" style:font-name-complex="SansSerif" style:font-size-complex="14pt"/>
    </style:style>
    <style:style style:name="P34" style:family="paragraph" style:parent-style-name="Standard">
      <style:text-properties fo:color="#000000" style:font-name="新細明體" fo:font-size="14pt" fo:letter-spacing="normal" style:font-name-asian="新細明體" style:font-size-asian="14pt" style:font-name-complex="SansSerif" style:font-size-complex="14pt"/>
    </style:style>
    <style:style style:name="P35" style:family="paragraph" style:parent-style-name="Standard">
      <style:paragraph-properties style:text-autospace="none"/>
      <style:text-properties style:font-name="新細明體" fo:font-size="14pt" style:font-name-asian="新細明體" style:font-size-asian="14pt" style:font-size-complex="14pt"/>
    </style:style>
    <style:style style:name="P36" style:family="paragraph" style:parent-style-name="Standard">
      <style:paragraph-properties style:text-autospace="none"/>
      <style:text-properties fo:color="#00ae00" style:font-name="Trebuchet MS" fo:font-size="14pt" fo:letter-spacing="normal" style:font-name-asian="新細明體" style:font-size-asian="14pt" style:language-asian="zh" style:country-asian="TW" style:font-name-complex="SansSerif" style:font-size-complex="14pt"/>
    </style:style>
    <style:style style:name="P37" style:family="paragraph" style:parent-style-name="Standard">
      <style:paragraph-properties style:text-autospace="none"/>
      <style:text-properties fo:color="#b3b3b3" style:font-name="新細明體" fo:font-size="14pt" fo:letter-spacing="normal" style:font-name-asian="新細明體" style:font-size-asian="14pt" style:font-name-complex="SansSerif" style:font-size-complex="14pt"/>
    </style:style>
    <style:style style:name="P38" style:family="paragraph" style:parent-style-name="Standard">
      <style:paragraph-properties style:text-autospace="none"/>
      <style:text-properties fo:color="#000000" style:font-name="新細明體" fo:font-size="14pt" fo:letter-spacing="normal" style:font-name-asian="新細明體" style:font-size-asian="14pt" style:font-size-complex="14pt"/>
    </style:style>
    <style:style style:name="P39" style:family="paragraph" style:parent-style-name="Standard">
      <style:paragraph-properties style:text-autospace="none"/>
      <style:text-properties fo:color="#000000" style:font-name="新細明體" fo:font-size="14pt" fo:letter-spacing="normal" fo:background-color="transparent" style:font-name-asian="新細明體" style:font-size-asian="14pt" style:font-name-complex="SansSerif" style:font-size-complex="14pt"/>
    </style:style>
    <style:style style:name="P40" style:family="paragraph" style:parent-style-name="Standard">
      <style:text-properties fo:color="#000000" style:font-name="Trebuchet MS" fo:font-size="14pt" fo:letter-spacing="normal" fo:background-color="transparent" style:font-size-asian="14pt" style:language-asian="zh" style:country-asian="TW" style:font-size-complex="14pt"/>
    </style:style>
    <style:style style:name="T1" style:family="text">
      <style:text-properties style:language-asian="zh" style:country-asian="TW"/>
    </style:style>
    <style:style style:name="T2" style:family="text">
      <style:text-properties fo:background-color="transparent"/>
    </style:style>
    <style:style style:name="T3" style:family="text">
      <style:text-properties style:font-name-asian="SansSerif" style:font-name-complex="SansSerif"/>
    </style:style>
    <style:style style:name="T4" style:family="text">
      <style:text-properties fo:background-color="transparent" style:language-asian="zh" style:country-asian="TW" style:font-name-complex="SansSerif"/>
    </style:style>
    <style:style style:name="T5" style:family="text">
      <style:text-properties fo:background-color="#00ffff" style:language-asian="zh" style:country-asian="TW" style:font-name-complex="SansSerif"/>
    </style:style>
    <style:style style:name="T6" style:family="text">
      <style:text-properties fo:background-color="#00ffff"/>
    </style:style>
    <style:style style:name="T7" style:family="text">
      <style:text-properties style:language-asian="zh" style:country-asian="TW" style:font-name-complex="SansSerif"/>
    </style:style>
    <style:style style:name="T8" style:family="text">
      <style:text-properties fo:background-color="transparent" style:font-name-asian="SansSerif" style:font-name-complex="SansSerif"/>
    </style:style>
    <style:style style:name="T9" style:family="text">
      <style:text-properties fo:background-color="#ffff00" style:language-asian="zh" style:country-asian="TW"/>
    </style:style>
    <style:style style:name="T10" style:family="text">
      <style:text-properties fo:background-color="transparent" style:language-asian="zh" style:country-asian="TW"/>
    </style:style>
    <style:style style:name="T11" style:family="text">
      <style:text-properties fo:background-color="transparent" style:font-name-complex="SansSerif"/>
    </style:style>
    <style:style style:name="T12" style:family="text">
      <style:text-properties fo:background-color="#ffff00"/>
    </style:style>
    <style:style style:name="T13" style:family="text">
      <style:text-properties style:font-name="Trebuchet MS" style:font-name-asian="SansSerif"/>
    </style:style>
    <style:style style:name="T14" style:family="text">
      <style:text-properties style:font-name-complex="SansSerif"/>
    </style:style>
    <style:style style:name="T15" style:family="text">
      <style:text-properties fo:background-color="#ffff00" style:font-name-complex="SansSerif"/>
    </style:style>
    <style:style style:name="T16" style:family="text">
      <style:text-properties fo:color="#000000" fo:letter-spacing="normal" style:language-asian="zh" style:country-asian="TW" style:font-name-complex="SansSerif"/>
    </style:style>
    <style:style style:name="T17" style:family="text">
      <style:text-properties style:font-name="MingLiU" fo:background-color="#00ffff" style:font-name-asian="MingLiU" style:font-name-complex="MingLiU"/>
    </style:style>
    <style:style style:name="T18" style:family="text">
      <style:text-properties style:font-name="MingLiU" fo:background-color="#00ffff" style:font-name-asian="MingLiU" style:language-asian="zh" style:country-asian="TW" style:font-name-complex="MingLiU"/>
    </style:style>
    <style:style style:name="T19" style:family="text">
      <style:text-properties fo:background-color="#ffff00" style:language-asian="zh" style:country-asian="TW" style:font-name-complex="SansSeri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table:number-columns-spanned="2" office:value-type="string">
              <text:p text:style-name="P1">Module:<text:span text:style-name="T1"> gaiji</text:span></text:p>
            </table:table-cell>
            <table:covered-table-cell/>
          </table:table-row>
        </table:table-header-rows>
        <table:table-row>
          <table:table-cell table:style-name="Table1.A2" office:value-type="string">
            <text:p text:style-name="P2">English</text:p>
          </table:table-cell>
          <table:table-cell table:style-name="Table1.A1" office:value-type="string">
            <text:p text:style-name="P3">中文</text:p>
            <text:p text:style-name="P4"/>
          </table:table-cell>
        </table:table-row>
        <table:table-row>
          <table:table-cell table:style-name="Table1.A3" office:value-type="string">
            <text:p text:style-name="P5">&lt;char&gt;</text:p>
            <text:p text:style-name="P6"><text:span text:style-name="T2">(</text:span><text:span text:style-name="T3">character</text:span><text:span text:style-name="T2">)</text:span></text:p>
            <text:p text:style-name="P7">provides descriptive information about a character.</text:p>
            <text:p text:style-name="P5"/>
          </table:table-cell>
          <table:table-cell table:style-name="Table1.B3" office:value-type="string">
            <text:p text:style-name="P8">&lt;文字&gt;</text:p>
            <text:p text:style-name="P8">(文字)</text:p>
            <text:p text:style-name="P8">提供一個文字的相關資訊。</text:p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charDesc</text:span><text:span text:style-name="T2">&gt;</text:span></text:p>
            <text:p text:style-name="P6"><text:span text:style-name="T2">(</text:span><text:span text:style-name="T3">character description</text:span><text:span text:style-name="T2">)</text:span></text:p>
            <text:p text:style-name="P9"><text:span text:style-name="T2">provides descriptive information about characters or </text:span>glyphs. </text:p>
            <text:p text:style-name="P5"/>
          </table:table-cell>
          <table:table-cell table:style-name="Table1.B4" office:value-type="string">
            <text:p text:style-name="P10"><text:span text:style-name="T2">&lt;文</text:span><text:span text:style-name="T4">字描述</text:span><text:span text:style-name="T2">&gt;</text:span></text:p>
            <text:p text:style-name="P10"><text:span text:style-name="T2">(文</text:span><text:span text:style-name="T4">字描述</text:span><text:span text:style-name="T2">)</text:span></text:p>
            <text:p text:style-name="P11">提供文字或字體的相關資訊。</text:p>
            <text:p text:style-name="P12"/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charName</text:span><text:span text:style-name="T2">&gt;</text:span></text:p>
            <text:p text:style-name="P6"><text:span text:style-name="T2">(</text:span><text:span text:style-name="T3">character name</text:span><text:span text:style-name="T2">)</text:span></text:p>
            <text:p text:style-name="P7">contains the name of a character, expressed following Unicode conventions.</text:p>
          </table:table-cell>
          <table:table-cell table:style-name="Table1.B4" office:value-type="string">
            <text:p text:style-name="P10"><text:span text:style-name="T2">&lt;文</text:span><text:span text:style-name="T4">字名稱</text:span><text:span text:style-name="T2">&gt;</text:span></text:p>
            <text:p text:style-name="P10"><text:span text:style-name="T2">(文</text:span><text:span text:style-name="T4">字名稱</text:span><text:span text:style-name="T2">)</text:span></text:p>
            <text:p text:style-name="P13">文字名稱的表示法根據Unicode協定。</text:p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charProp</text:span><text:span text:style-name="T2">&gt;</text:span></text:p>
            <text:p text:style-name="P6"><text:span text:style-name="T2">(</text:span><text:span text:style-name="T3">character property</text:span><text:span text:style-name="T2">)</text:span></text:p>
            <text:p text:style-name="P9"><text:span text:style-name="T2">provides a name and value for some property of the parent </text:span>character or glyph.</text:p>
            <text:p text:style-name="P5"/>
          </table:table-cell>
          <table:table-cell table:style-name="Table1.B4" office:value-type="string">
            <text:p text:style-name="P10"><text:span text:style-name="T2">&lt;</text:span><text:span text:style-name="T4">文字</text:span><text:span text:style-name="T5">性質</text:span><text:span text:style-name="T6">&gt;</text:span></text:p>
            <text:p text:style-name="P14">(<text:span text:style-name="T7">文字性質</text:span>)</text:p>
            <text:p text:style-name="P15">提供父文字或字體的性質名稱與性質值。</text:p>
            <text:p text:style-name="P12"/>
          </table:table-cell>
        </table:table-row>
        <table:table-row>
          <table:table-cell table:style-name="Table1.A4" office:value-type="string">
            <text:p text:style-name="P5">&lt;g&gt;</text:p>
            <text:p text:style-name="P6"><text:span text:style-name="T2">(</text:span><text:span text:style-name="T3">character or glyph</text:span><text:span text:style-name="T8">)</text:span></text:p>
            <text:p text:style-name="P7">represents a non-standard character or glyph.</text:p>
            <text:p text:style-name="P16"/>
            <text:p text:style-name="P16"/>
            <text:p text:style-name="P16"/>
            <text:p text:style-name="P16">attributes=</text:p>
            <table:table table:name="Table2" table:style-name="Table2">
              <table:table-column table:style-name="Table2.A"/>
              <table:table-header-rows>
                <table:table-row>
                  <table:table-cell table:style-name="Table2.A1" office:value-type="string">
                    <text:p text:style-name="P17">ref</text:p>
                    <text:p text:style-name="P17">-<text:span text:style-name="T3">points to a description of the <text:s/>character or glyph intended.</text:span></text:p>
                    <text:p text:style-name="P18">value description=</text:p>
                    <table:table table:name="Table3" table:style-name="Table3">
                      <table:table-column table:style-name="Table3.A"/>
                      <table:table-header-rows>
                        <table:table-row>
                          <table:table-cell table:style-name="Table3.A1" office:value-type="string">
                            <text:p text:style-name="P19">a pointer to some another element.</text:p>
                          </table:table-cell>
                        </table:table-row>
                      </table:table-header-rows>
                    </table:table>
                    <text:p text:style-name="P17"/>
                  </table:table-cell>
                </table:table-row>
              </table:table-header-rows>
            </table:table>
            <text:p text:style-name="P7"/>
          </table:table-cell>
          <table:table-cell table:style-name="Table1.B4" office:value-type="string">
            <text:p text:style-name="P12">&lt;<text:span text:style-name="T9">非標準字體</text:span>&gt;</text:p>
            <text:p text:style-name="P10"><text:span text:style-name="T2">(文</text:span><text:span text:style-name="T10">字或字體</text:span><text:span text:style-name="T11">)</text:span></text:p>
            <text:p text:style-name="P20">非標準的文字或字體。 </text:p>
            <text:p text:style-name="P21"/>
            <text:p text:style-name="P22"/>
            <text:p text:style-name="P23">屬性=</text:p>
            <table:table table:name="Table6" table:style-name="Table6">
              <table:table-column table:style-name="Table6.A"/>
              <table:table-header-rows>
                <table:table-row>
                  <table:table-cell table:style-name="Table6.A1" office:value-type="string">
                    <text:p text:style-name="P24">參照</text:p>
                    <text:p text:style-name="P25">-<text:span text:style-name="T7">連結到該文字或字體的描述。</text:span></text:p>
                    <text:p text:style-name="P26"/>
                    <text:p text:style-name="P27"><text:span text:style-name="T1">屬性值描述</text:span>=</text:p>
                    <table:table table:name="Table7" table:style-name="Table7">
                      <table:table-column table:style-name="Table7.A"/>
                      <table:table-header-rows>
                        <table:table-row>
                          <table:table-cell table:style-name="Table7.A1" office:value-type="string">
                            <text:p text:style-name="P28">連結到另一個元素的指標。</text:p>
                          </table:table-cell>
                        </table:table-row>
                      </table:table-header-rows>
                    </table:table>
                    <text:p text:style-name="P25"/>
                  </table:table-cell>
                </table:table-row>
              </table:table-header-rows>
            </table:table>
            <text:p text:style-name="P29"/>
          </table:table-cell>
        </table:table-row>
        <table:table-row>
          <table:table-cell table:style-name="Table1.A4" office:value-type="string">
            <text:p text:style-name="P5">&lt;<text:span text:style-name="T3">glyph</text:span>&gt;</text:p>
            <text:p text:style-name="P6"><text:span text:style-name="T2">(</text:span><text:span text:style-name="T3">character glyph</text:span><text:span text:style-name="T2">)</text:span></text:p>
            <text:p text:style-name="P7">provides descriptive information about a character glyph.</text:p>
          </table:table-cell>
          <table:table-cell table:style-name="Table1.B4" office:value-type="string">
            <text:p text:style-name="P12">&lt;<text:span text:style-name="T7">字體</text:span>&gt;</text:p>
            <text:p text:style-name="P10"><text:span text:style-name="T2">(文</text:span><text:span text:style-name="T4">字的形體</text:span><text:span text:style-name="T2">)</text:span></text:p>
            <text:p text:style-name="P30">提供一種字體的相關資訊。</text:p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glyphName</text:span><text:span text:style-name="T2">&gt;</text:span></text:p>
            <text:p text:style-name="P6"><text:span text:style-name="T2">(</text:span><text:span text:style-name="T3">character glyph name</text:span><text:span text:style-name="T2">)</text:span></text:p>
            <text:p text:style-name="P31"><text:span text:style-name="T8">contains the name of a glyph, expressed following Unicode </text:span><text:span text:style-name="T3">conventions for character names.</text:span></text:p>
          </table:table-cell>
          <table:table-cell table:style-name="Table1.B4" office:value-type="string">
            <text:p text:style-name="P10"><text:span text:style-name="T2">&lt;字體</text:span><text:span text:style-name="T4">名稱</text:span><text:span text:style-name="T2">&gt;</text:span></text:p>
            <text:p text:style-name="P10"><text:span text:style-name="T2">(</text:span><text:span text:style-name="T4">字體名稱</text:span><text:span text:style-name="T2">)</text:span></text:p>
            <text:p text:style-name="P13">字體名稱的表示法根據Unicode協定。</text:p>
            <text:p text:style-name="P32"/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localName</text:span><text:span text:style-name="T2">&gt;</text:span></text:p>
            <text:p text:style-name="P6"><text:span text:style-name="T2">(</text:span><text:span text:style-name="T3">Locally-defined Property Name</text:span><text:span text:style-name="T2">)</text:span></text:p>
            <text:p text:style-name="P7">contains a locally defined name for some property. </text:p>
          </table:table-cell>
          <table:table-cell table:style-name="Table1.B4" office:value-type="string">
            <text:p text:style-name="P10"><text:span text:style-name="T2">&lt;</text:span><text:span text:style-name="T4">地方性名稱</text:span><text:span text:style-name="T2">&gt;</text:span></text:p>
            <text:p text:style-name="P10"><text:span text:style-name="T2">(</text:span><text:span text:style-name="T4">當地定義的性質名稱</text:span><text:span text:style-name="T2">)</text:span></text:p>
            <text:p text:style-name="P13">包含某<text:span text:style-name="T12">性質</text:span>地方性定義名稱。</text:p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mapping</text:span><text:span text:style-name="T2">&gt;</text:span></text:p>
            <text:p text:style-name="P6"><text:span text:style-name="T2">(</text:span><text:span text:style-name="T3">character mapping</text:span><text:span text:style-name="T2">)</text:span></text:p>
            <text:p text:style-name="P9"><text:span text:style-name="T2">contains one or more </text:span>characters which are related to the parent character or glyph in some respect, as specified by the &lt;att&gt;type&lt;/att&gt; attribute.</text:p>
            <text:p text:style-name="P5"/>
          </table:table-cell>
          <table:table-cell table:style-name="Table1.B4" office:value-type="string">
            <text:p text:style-name="P10"><text:span text:style-name="T2">&lt;文字</text:span><text:span text:style-name="T4">對應</text:span><text:span text:style-name="T2">&gt;</text:span></text:p>
            <text:p text:style-name="P10"><text:span text:style-name="T2">(</text:span><text:span text:style-name="T4">文字對應</text:span><text:span text:style-name="T2">)</text:span></text:p>
            <text:p text:style-name="P11">包含與父文字或字體在某方面有所關聯的ㄧ個或多個文字，在屬性&lt;att&gt;<text:span text:style-name="T13">type</text:span>&lt;/att&gt;中加以說明。</text:p>
            <text:p text:style-name="P12"/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unicodeName</text:span><text:span text:style-name="T2">&gt;</text:span></text:p>
            <text:p text:style-name="P6"><text:span text:style-name="T2">(</text:span><text:span text:style-name="T3">Unicode Property Name</text:span><text:span text:style-name="T2">)</text:span></text:p>
            <text:p text:style-name="P31"><text:span text:style-name="T8">contains the name of a registered Unicode normative or </text:span><text:span text:style-name="T3">informative property.</text:span></text:p>
            <text:p text:style-name="P33">Attributes=</text:p>
            <table:table table:name="Table4" table:style-name="Table4">
              <table:table-column table:style-name="Table4.A"/>
              <table:table-header-rows>
                <table:table-row>
                  <table:table-cell table:style-name="Table4.A1" office:value-type="string">
                    <text:p text:style-name="P17">version</text:p>
                    <text:p text:style-name="P31">-<text:span text:style-name="T3">specifies the version number of the Unicode Standard in which this property name is defined.</text:span></text:p>
                    <text:p text:style-name="P18">Value Description=</text:p>
                    <table:table table:name="Table5" table:style-name="Table5">
                      <table:table-column table:style-name="Table5.A"/>
                      <table:table-header-rows>
                        <table:table-row>
                          <table:table-cell table:style-name="Table5.A1" office:value-type="string">
                            <text:p text:style-name="P9">a valid version number.</text:p>
                          </table:table-cell>
                        </table:table-row>
                      </table:table-header-rows>
                    </table:table>
                    <text:p text:style-name="P17"/>
                  </table:table-cell>
                </table:table-row>
              </table:table-header-rows>
            </table:table>
            <text:p text:style-name="P9"/>
          </table:table-cell>
          <table:table-cell table:style-name="Table1.B4" office:value-type="string">
            <text:p text:style-name="P34"><text:span text:style-name="T2">&lt;</text:span>unicode<text:span text:style-name="T1">名稱</text:span><text:span text:style-name="T2">&gt;</text:span></text:p>
            <text:p text:style-name="P10"><text:span text:style-name="T2">(</text:span><text:span text:style-name="T14">Unicode </text:span><text:span text:style-name="T15">性質</text:span><text:span text:style-name="T7">名稱 </text:span><text:span text:style-name="T2">)</text:span></text:p>
            <text:p text:style-name="P35"><text:span text:style-name="T16">包含ㄧ個unicode的</text:span><text:span text:style-name="T17">規範</text:span><text:span text:style-name="T18">性質</text:span>的註冊名稱。</text:p>
            <text:p text:style-name="P36"/>
            <text:p text:style-name="P37"><text:span text:style-name="T1">屬性</text:span>=</text:p>
            <table:table table:name="Table8" table:style-name="Table8">
              <table:table-column table:style-name="Table8.A"/>
              <table:table-header-rows>
                <table:table-row>
                  <table:table-cell table:style-name="Table8.A1" office:value-type="string">
                    <text:p text:style-name="P25"><text:span text:style-name="T1">U</text:span>nicode<text:span text:style-name="T1">版本</text:span></text:p>
                    <text:p text:style-name="P38">-<text:span text:style-name="T7">指明定義該</text:span><text:span text:style-name="T19">性質</text:span><text:span text:style-name="T7">名稱的Unicode標準的版本。</text:span></text:p>
                    <text:p text:style-name="P11"/>
                    <text:p text:style-name="P27"><text:span text:style-name="T1">屬性值描述</text:span>=</text:p>
                    <table:table table:name="Table9" table:style-name="Table9">
                      <table:table-column table:style-name="Table9.A"/>
                      <table:table-header-rows>
                        <table:table-row>
                          <table:table-cell table:style-name="Table9.A1" office:value-type="string">
                            <text:p text:style-name="P11">有效的版本數。</text:p>
                          </table:table-cell>
                        </table:table-row>
                      </table:table-header-rows>
                    </table:table>
                    <text:p text:style-name="P25"/>
                  </table:table-cell>
                </table:table-row>
              </table:table-header-rows>
            </table:table>
            <text:p text:style-name="P39"/>
          </table:table-cell>
        </table:table-row>
        <table:table-row>
          <table:table-cell table:style-name="Table1.A4" office:value-type="string">
            <text:p text:style-name="P6"><text:span text:style-name="T2">&lt;</text:span><text:span text:style-name="T3">value</text:span><text:span text:style-name="T2">&gt;</text:span></text:p>
            <text:p text:style-name="P6"><text:span text:style-name="T2">(</text:span><text:span text:style-name="T3">value</text:span><text:span text:style-name="T2">)</text:span></text:p>
            <text:p text:style-name="P31"><text:span text:style-name="T8">contains a single value for some property, attribute, or other</text:span><text:span text:style-name="T3"> analysis.</text:span></text:p>
          </table:table-cell>
          <table:table-cell table:style-name="Table1.B4" office:value-type="string">
            <text:p text:style-name="P10"><text:span text:style-name="T2">&lt;性質</text:span><text:span text:style-name="T4">值</text:span><text:span text:style-name="T2">&gt;</text:span></text:p>
            <text:p text:style-name="P10"><text:span text:style-name="T2">(性質</text:span><text:span text:style-name="T4">值</text:span><text:span text:style-name="T2">)</text:span></text:p>
            <text:p text:style-name="P22"/>
            <text:p text:style-name="P11">包含ㄧ個property值、屬性值、或其他分析值。</text:p>
          </table:table-cell>
        </table:table-row>
        <table:table-row>
          <table:table-cell table:style-name="Table1.A4" office:value-type="string">
            <text:p text:style-name="P5">&lt;&gt;</text:p>
          </table:table-cell>
          <table:table-cell table:style-name="Table1.B4" office:value-type="string">
            <text:p text:style-name="P4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MingLiU" svg:font-family="MingLiU"/>
    <style:font-face style:name="SansSerif" svg:font-family="SansSerif"/>
    <style:font-face style:name="Tahoma1" svg:font-family="Tahoma"/>
    <style:font-face style:name="MingLiU1" svg:font-family="MingLiU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Trebuchet MS" svg:font-family="'Trebuchet MS'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MingLiU1" style:font-size-asian="12pt" style:language-asian="zh" style:country-asian="TW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Weining</meta:initial-creator>
    <meta:creation-date>2006-10-15T21:42:12</meta:creation-date>
    <dc:creator>Weining</dc:creator>
    <dc:date>2007-06-06T22:56:01</dc:date>
    <dc:language>en-US</dc:language>
    <meta:editing-cycles>40</meta:editing-cycles>
    <meta:editing-duration>PT3H21M22S</meta:editing-duration>
    <meta:user-defined meta:name="Info 1"/>
    <meta:user-defined meta:name="Info 2"/>
    <meta:user-defined meta:name="Info 3"/>
    <meta:user-defined meta:name="Info 4"/>
    <meta:document-statistic meta:table-count="9" meta:image-count="0" meta:object-count="0" meta:page-count="1" meta:paragraph-count="90" meta:word-count="385" meta:character-count="1858"/>
  </office:meta>
</office:document-meta>
</file>